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11f265" officeooo:paragraph-rsid="0011f265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125552" officeooo:paragraph-rsid="00125552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T1" style:family="text">
      <style:text-properties officeooo:rsid="00984e38"/>
    </style:style>
    <style:style style:name="T2" style:family="text">
      <style:text-properties officeooo:rsid="009a2b95"/>
    </style:style>
    <style:style style:name="T3" style:family="text">
      <style:text-properties officeooo:rsid="0013db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3688663608" text:style-name="L1">
        <text:list-item>
          <text:p text:style-name="P9">Table of Contents</text:p>
        </text:list-item>
        <text:list-item>
          <text:p text:style-name="P2">DMA system description</text:p>
          <text:list>
            <text:list-item>
              <text:p text:style-name="P11">unless a secondary master requires a command to initiate a bus request, it must include logic to wait for other transfers to finish before requesting</text:p>
            </text:list-item>
            <text:list-item>
              <text:p text:style-name="P11">must also tristate if the busack signal is deasserted.</text:p>
            </text:list-item>
          </text:list>
        </text:list-item>
        <text:list-item>
          <text:p text:style-name="P10">Table of signal directions for both masters and slaves</text:p>
        </text:list-item>
        <text:list-item>
          <text:p text:style-name="P3">Timing diagrams for most/all signals</text:p>
          <text:list>
            <text:list-item>
              <text:p text:style-name="P4">Read Operation</text:p>
            </text:list-item>
            <text:list-item>
              <text:p text:style-name="P4">Write Operation</text:p>
            </text:list-item>
            <text:list-item>
              <text:p text:style-name="P4">Card Select</text:p>
            </text:list-item>
            <text:list-item>
              <text:p text:style-name="P4">Memory Inhibit</text:p>
            </text:list-item>
          </text:list>
        </text:list-item>
        <text:list-item>
          <text:p text:style-name="P5">Define reserved memory</text:p>
          <text:list>
            <text:list-item>
              <text:p text:style-name="P4">256 bytes per card</text:p>
            </text:list-item>
            <text:list-item>
              <text:p text:style-name="P6">Specific omplementation required or recommended?</text:p>
              <text:list>
                <text:list-item>
                  <text:p text:style-name="P6">Probably should be required</text:p>
                </text:list-item>
                <text:list-item>
                  <text:p text:style-name="P6">Could cause serious software incompatibility between backplanes if not required</text:p>
                </text:list-item>
              </text:list>
            </text:list-item>
            <text:list-item>
              <text:p text:style-name="P6">Backplane onboard peripheral addresses – should they be assigned a slot number?</text:p>
              <text:list>
                <text:list-item>
                  <text:p text:style-name="P6">Should card numbers be named something else because of this?</text:p>
                </text:list-item>
              </text:list>
            </text:list-item>
          </text:list>
        </text:list-item>
        <text:list-item>
          <text:p text:style-name="P5">Discuss address space layouts</text:p>
          <text:list>
            <text:list-item>
              <text:p text:style-name="P7">Acknowledge the fact that different architectures have different layouts</text:p>
            </text:list-item>
            <text:list-item>
              <text:p text:style-name="P8">Primary master defines memory map and must document it.</text:p>
            </text:list-item>
            <text:list-item>
              <text:p text:style-name="P7">RAM, ROM, I/O</text:p>
            </text:list-item>
            <text:list-item>
              <text:p text:style-name="P7">Extended memory <text:span text:style-name="T2">overridden by cards</text:span></text:p>
              <text:list>
                <text:list-item>
                  <text:p text:style-name="P8">Recommend to use an address comparator to be able to adjust for differnt architectures</text:p>
                </text:list-item>
              </text:list>
            </text:list-item>
          </text:list>
        </text:list-item>
        <text:list-item>
          <text:p text:style-name="P4">Card-specific signals and implementations</text:p>
          <text:list>
            <text:list-item>
              <text:p text:style-name="P6">CSX</text:p>
            </text:list-item>
            <text:list-item>
              <text:p text:style-name="P6">IRQX</text:p>
            </text:list-item>
            <text:list-item>
              <text:p text:style-name="P6">IRQ0-7</text:p>
            </text:list-item>
            <text:list-item>
              <text:p text:style-name="P6">Extended interrupt implementations</text:p>
            </text:list-item>
          </text:list>
        </text:list-item>
        <text:list-item>
          <text:p text:style-name="P7">Primary master implementation</text:p>
          <text:list>
            <text:list-item>
              <text:p text:style-name="P7">Address lines</text:p>
              <text:list>
                <text:list-item>
                  <text:p text:style-name="P7">Required to drive all 20 address lines</text:p>
                </text:list-item>
              </text:list>
            </text:list-item>
            <text:list-item>
              <text:p text:style-name="P7">Interrupt implementation</text:p>
            </text:list-item>
          </text:list>
        </text:list-item>
        <text:list-item>
          <text:p text:style-name="P7">Interrupts</text:p>
          <text:list>
            <text:list-item>
              <text:p text:style-name="P7">Differences between signals</text:p>
              <text:list>
                <text:list-item>
                  <text:p text:style-name="P7">Interrupt means it will interrupt the CPU directly</text:p>
                </text:list-item>
                <text:list-item>
                  <text:p text:style-name="P7">Interrupt Request means it will request an interrupt from the handler circuit and get one <text:span text:style-name="T1">if/</text:span>when appropriat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18-10-22T20:57:32.007271983</dc:date>
    <meta:editing-duration>PT53M3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37" meta:word-count="244" meta:character-count="1478" meta:non-whitespace-character-count="1306"/>
  </office:meta>
</office:document-meta>
</file>